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4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4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4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4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4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4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48"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49"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51"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52"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53"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54"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55"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56"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57"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58"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59"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60"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61"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62"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63"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64"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65"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66"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68"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69"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71"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72"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73"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74"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75"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76" style:family="paragraph" style:parent-style-name="Standard">
      <style:paragraph-properties fo:text-align="start" style:justify-single-word="false"/>
      <style:text-properties officeooo:rsid="06ef94cb" officeooo:paragraph-rsid="06ef94cb"/>
    </style:style>
    <style:style style:name="P77" style:family="paragraph" style:parent-style-name="Standard">
      <style:paragraph-properties fo:text-align="start" style:justify-single-word="false"/>
      <style:text-properties officeooo:rsid="06ea7a44" officeooo:paragraph-rsid="06ef5fa0"/>
    </style:style>
    <style:style style:name="P78" style:family="paragraph" style:parent-style-name="Standard">
      <style:paragraph-properties fo:text-align="start" style:justify-single-word="false"/>
      <style:text-properties officeooo:rsid="06ea7a44" officeooo:paragraph-rsid="06ea7a44"/>
    </style:style>
    <style:style style:name="P79" style:family="paragraph" style:parent-style-name="Standard">
      <style:paragraph-properties fo:text-align="start" style:justify-single-word="false"/>
      <style:text-properties officeooo:rsid="06e9612c" officeooo:paragraph-rsid="06e9612c"/>
    </style:style>
    <style:style style:name="P80" style:family="paragraph" style:parent-style-name="Standard">
      <style:paragraph-properties fo:text-align="start" style:justify-single-word="false"/>
      <style:text-properties officeooo:rsid="06e963bb" officeooo:paragraph-rsid="06e963bb"/>
    </style:style>
    <style:style style:name="P81" style:family="paragraph" style:parent-style-name="Standard">
      <style:paragraph-properties fo:text-align="start" style:justify-single-word="false"/>
      <style:text-properties officeooo:rsid="048c172a" officeooo:paragraph-rsid="048c172a"/>
    </style:style>
    <style:style style:name="P8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95"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3f78a" officeooo:paragraph-rsid="0723f78a" style:font-style-asian="normal" style:font-weight-asian="normal" style:font-style-complex="normal" style:font-weight-complex="normal"/>
    </style:style>
    <style:style style:name="P9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3f78a"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fo:background-color="transparent" loext:char-shading-value="0" style:font-size-asian="8pt" style:font-size-complex="8pt"/>
    </style:style>
    <style:style style:name="T45"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6"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7"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88"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89"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0"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1"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92" style:family="text">
      <style:text-properties fo:color="#ffffff" loext:opacity="100%" style:font-name="PT Mono" fo:font-size="8pt" fo:background-color="transparent" loext:char-shading-value="0" style:font-size-asian="8pt" style:font-size-complex="8pt"/>
    </style:style>
    <style:style style:name="T93" style:family="text">
      <style:text-properties fo:color="#ffffff" loext:opacity="100%" style:font-name="PT Mono" fo:font-size="8pt" officeooo:rsid="0720ce92" fo:background-color="transparent" loext:char-shading-value="0" style:font-size-asian="8pt" style:font-size-complex="8pt"/>
    </style:style>
    <style:style style:name="T94" style:family="text">
      <style:text-properties fo:color="#ffffff" loext:opacity="100%" style:font-name="PT Mono" fo:font-size="8pt" officeooo:rsid="072212bb" fo:background-color="transparent" loext:char-shading-value="0" style:font-size-asian="8pt" style:font-size-complex="8pt"/>
    </style:style>
    <style:style style:name="T95" style:family="text">
      <style:text-properties fo:color="#ffffff" loext:opacity="100%" style:font-name="PT Mono" fo:font-size="8pt" officeooo:rsid="07222eb8" fo:background-color="transparent" loext:char-shading-value="0" style:font-size-asian="8pt" style:font-size-complex="8pt"/>
    </style:style>
    <style:style style:name="T96" style:family="text">
      <style:text-properties fo:color="#ffffff" loext:opacity="100%" style:font-name="PT Mono" fo:font-size="8pt" officeooo:rsid="0723f78a" fo:background-color="transparent" loext:char-shading-value="0" style:font-size-asian="8pt" style:font-size-complex="8pt"/>
    </style:style>
    <style:style style:name="T97"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98"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99"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81"><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79"><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99">to</text:span> the side of the road, picked berries, continued on, stopped at a BBQ joint, ate <text:span text:style-name="T99">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99">cooked</text:span> pancakes. He slowly packed up the last of his drums, sat on the couch looking at his phone until Hannah asked, “Are you stuck?”</text:p>
      <text:p text:style-name="P7"><text:s text:c="3"/>“I’m playing Wordle…”</text:p>
      <text:p text:style-name="P80"><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79"><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99">one </text:span>as well. She said she had for 6:45, so he went back to the middle room, got cuddles, hopped in the Camry, went to Starbucks, drove to Advance, went inside, <text:soft-page-break/>ate breakfast, watched the start of the British F1, played music, took naps, got back in the car.</text:p>
      <text:p text:style-name="P78"><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77"><text:span text:style-name="T1"><text:s text:c="3"/></text:span><text:span text:style-name="T7">Kamaka ran UBRS </text:span><text:span text:style-name="T9">with LTD</text:span><text:span text:style-name="T7">.</text:span><text:span text:style-name="T16">752</text:span></text:p>
      <text:p text:style-name="P77"><text:span text:style-name="T7"><text:s text:c="3"/></text:span><text:span text:style-name="T8">Ross looked at Instagram.</text:span><text:span text:style-name="T17">829</text:span><text:span text:style-name="T8"> </text:span></text:p>
      <text:p text:style-name="P77"><text:span text:style-name="T8"><text:s text:c="3"/></text:span><text:span text:style-name="T9">Tokup ran BRD with Pughouse, winning nothing.</text:span><text:span text:style-name="T18">1009</text:span></text:p>
      <text:p text:style-name="P11"/>
      <text:p text:style-name="P11">vii.vii</text:p>
      <text:p text:style-name="P11"/>
      <text:p text:style-name="P76"><text:span text:style-name="T1">Ross </text:span><text:span text:style-name="T10">typed</text:span><text:span text:style-name="T1"> on his </text:span><text:span text:style-name="T10">device</text:span><text:span text:style-name="T1">:</text:span></text:p>
      <text:p text:style-name="P76"><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76"><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76"><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39"><text:s text:c="3"/>I walked up the hill, sat at the next bus stop, had a text from Hannah, "Good morning sweet pea! Hope your day is good"</text:p>
      <text:p text:style-name="P39"><text:soft-page-break/><text:s text:c="3"/>I said, "Well I narrowly avoided getting run over by a work truck in the crosswalk at the grey eagle just now, like had to run and do a spin maneuver. He turned left and kept going, not sure he ever saw me</text:p>
      <text:p text:style-name="P76"><text:span text:style-name="T11"><text:s text:c="3"/>But yes, it has been good and I hope yours is too" </text:span><text:span text:style-name="T19">1211</text:span></text:p>
      <text:p text:style-name="P3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39"><text:s text:c="3"/>"I hope you are okay sweet pea! I am glad you are safe," she said.</text:p>
      <text:p text:style-name="P76"><text:span text:style-name="T11"><text:s text:c="3"/>I said, "Yeah just a lil rush of adrenaline/anger. I'm arriving at the bank now and I love you so much" </text:span><text:span text:style-name="T19">1240</text:span></text:p>
      <text:p text:style-name="P76"><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3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76"><text:span text:style-name="T11"><text:s text:c="3"/>He said, "Heck yeah bud! Glad yall had a good time. I do wanna get that stuff figured out for live band." </text:span><text:span text:style-name="T19">112</text:span></text:p>
      <text:p text:style-name="P76"><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48"/>
      <text:p text:style-name="P67"><text:soft-page-break/><text:span text:style-name="T47">Ross walked out of </text:span><text:span text:style-name="T59">downtown</text:span><text:span text:style-name="T47">, </text:span><text:span text:style-name="T59">sat</text:span><text:span text:style-name="T47"> at the Clingman bus stop, did a chess puzzle, went across the bridge </text:span><text:span text:style-name="T51">to the</text:span><text:span text:style-name="T47"> next stop, did another puzzle, walked up the hill. It started to rain. He tried to wait it out at Taco Billy, but, </text:span><text:span text:style-name="T51">once the weather app</text:span><text:span text:style-name="T47"> finally updated, he summon</text:span><text:span text:style-name="T51">ed</text:span><text:span text:style-name="T47"> an Uber, rode to Meyers, got debriefed by Stephen, sat at the computer, wrote,</text:span><text:span text:style-name="T23">328</text:span><text:span text:style-name="T47"> </text:span><text:span text:style-name="T48">made his bed, cooked noodles,</text:span><text:span text:style-name="T24">351</text:span><text:span text:style-name="T49"> </text:span><text:span text:style-name="T51">laid</text:span><text:span text:style-name="T49"> in bed, clean</text:span><text:span text:style-name="T51">ed</text:span><text:span text:style-name="T49"> his room, heard from Stephen that Tony had possibly been shitting in the sink,</text:span><text:span text:style-name="T25">446</text:span><text:span text:style-name="T50"> talked to Hannah, took a bath,</text:span><text:span text:style-name="T26">545</text:span><text:span text:style-name="T50"> </text:span><text:span text:style-name="T52">updated his website, </text:span><text:span text:style-name="T53">made a cup of coffee</text:span><text:span text:style-name="T52">.</text:span><text:span text:style-name="T27">62</text:span><text:span text:style-name="T28">4 </text:span></text:p>
      <text:p text:style-name="P67"><text:span text:style-name="T54"><text:s text:c="3"/></text:span><text:span text:style-name="T55">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66"><text:span text:style-name="T47">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47"> </text:span><text:span text:style-name="T56">looked at his phone, took the most amazing nap,</text:span><text:span text:style-name="T29">1229</text:span><text:span text:style-name="T56"> </text:span><text:span text:style-name="T57">looked at his phone, made a sandwich, ate in the kitchen, got rundown of Stephen’s stressors.</text:span><text:span text:style-name="T30">153</text:span></text:p>
      <text:p text:style-name="P66"><text:span text:style-name="T57"><text:s text:c="3"/></text:span><text:span text:style-name="T58">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75"><text:span text:style-name="T58">V</text:span><text:span text:style-name="T47">II.IX</text:span></text:p>
      <text:p text:style-name="P40"/>
      <text:p text:style-name="P40">I woke at seven, felt achey from doing nothing all day. Haden was banging around, gathering belongings. I sat up, closed my eyes, laid back down. She left and I immediately heard Stephen clanking around.</text:p>
      <text:p text:style-name="P75"><text:soft-page-break/><text:span text:style-name="T47"><text:s text:c="3"/>I typed up the end of my previous entry, played Wordle (NOVEL in five,) packed my scratch journal, </text:span><text:span text:style-name="T60">On Quality</text:span><text:span text:style-name="T61">, two pens, wallet, phone, went into the kitchen, borrowed a splash of coffee, heard about Stephen vomiting from cleaning chemicals, grabbed a hop water, left the house.</text:span></text:p>
      <text:p text:style-name="P75"><text:span text:style-name="T61"><text:s text:c="3"/>The birb was standingon the ground. I congratulated her on her hatching, which I may not yet have written about. I walked up to the Freemason lodge, sat, finished my coffee, switched to hope water, walked to Battle Cat, ordered a double espresso, sat on the porch, edited four pages, wrote,</text:span><text:span text:style-name="T31">1112</text:span><text:span text:style-name="T61"> read a chapter of </text:span><text:span text:style-name="T60">On Quality</text:span><text:span text:style-name="T61">,</text:span><text:span text:style-name="T31">1143</text:span><text:span text:style-name="T61"> talked to Hannah on the phone.</text:span><text:span text:style-name="T31">1150</text:span></text:p>
      <text:p text:style-name="P75"><text:span text:style-name="T61"><text:s text:c="3"/>she said she was running behind, so I walked to Cooperative, ordered a drip and a draft bubbly water. I think the water was free, which actually makes the $3.75 drip seem reasonable.</text:span><text:span text:style-name="T31">1203</text:span><text:span text:style-name="T61"> I read another chapter, heard from Hannah, correctly solved five chess puzzles.</text:span><text:span text:style-name="T31">1231</text:span></text:p>
      <text:p text:style-name="P4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65"><text:span text:style-name="T61"><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61"> </text:span><text:span text:style-name="T62">laid in bed looking at his phone, put some gig clothes in the Camry.</text:span><text:span text:style-name="T32">534</text:span><text:span text:style-name="T62"> </text:span></text:p>
      <text:p text:style-name="P65"><text:span text:style-name="T62"><text:s text:c="3"/></text:span><text:span text:style-name="T63">Ross wrote in his scratch journal: </text:span><text:span text:style-name="T88">I got in the car, drove west on 40, took exit 64, arrived at the Town Pump, loaded in my throne, put it in a cozy </text:span><text:soft-page-break/><text:span text:style-name="T88">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88"> ate while listening to Ozzy Osbourne trivia.</text:span><text:span text:style-name="T21">648</text:span></text:p>
      <text:p text:style-name="P49"/>
      <text:p text:style-name="P16">When the trivia host announced it was time for a bio break, Ross approached him and said, “Only MMO 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42"><text:s text:c="3"/>Ross,</text:p>
      <text:p text:style-name="P42"><text:s text:c="3"/>Hello to you!</text:p>
      <text:p text:style-name="P42"><text:s text:c="3"/>Our probation period is 3 months, after which everyone gets a personalized raise based on performance, experience, and compatibility with the Nerd Sanctuary's mission vision. Everyone starts at <text:soft-page-break/>$10/hr through probation (especially as the store is still recovering from Helene).</text:p>
      <text:p text:style-name="P4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42"><text:s text:c="3"/>If that sounds like the environment you'd like to work in, please, message back to set up an in-person meeting.</text:p>
      <text:p text:style-name="P42"><text:s text:c="3"/>Warmest Regards,</text:p>
      <text:p text:style-name="P42"><text:s text:c="3"/>Morgan</text:p>
      <text:p text:style-name="P16">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64"><text:span text:style-name="T61"><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61"> </text:span></text:p>
      <text:p text:style-name="P64"><text:span text:style-name="T61"><text:s text:c="3"/></text:span><text:span text:style-name="T64">Ross relaxed, </text:span><text:span text:style-name="T65">read, </text:span><text:span text:style-name="T64">made split-pea noodle mush in the wok, took a heavy nap, woke up to texts including one from Hannah that said she and Ryan were at Odd’s. He walked up, ordered a coffee, felt </text:span><text:soft-page-break/><text:span text:style-name="T64">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63"><text:span text:style-name="T61">Hannah’s alarm went off and she hit the kettle, went back to bed. Ross got up, made a coffee, sat on the couch, cuddled, made another coffee while Hannah was in the shower. He watched her attach her bike rack with worry, got in the car, rode to Meyers, kissed her goodbye, put his coffee on the warmer, laid in bed.</text:span><text:span text:style-name="T31">935</text:span></text:p>
      <text:p text:style-name="P63"><text:span text:style-name="T31"><text:s text:c="3"/></text:span><text:span text:style-name="T66">Kamaka made a piece of mooncloth.</text:span><text:span text:style-name="T33">1022</text:span><text:span text:style-name="T66"> </text:span></text:p>
      <text:p text:style-name="P19"/>
      <text:p text:style-name="P4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4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43"><text:s text:c="3"/>The only remaining mystery is whether I should integrate the MCU. My original thought was to save costs by not, but there’s barely enough room for it in the current layercase, and this would be 3MM shorter.</text:p>
      <text:p text:style-name="P43"/>
      <text:p text:style-name="P43">VII.XII</text:p>
      <text:p text:style-name="P43"/>
      <text:p text:style-name="P74"><text:soft-page-break/><text:span text:style-name="T61">I slept til the monsters demanded food, fed them, ate fwuit, went back to bed, woke with a stiff back, made espresso, went out on the porch.</text:span><text:span text:style-name="T31">1054</text:span></text:p>
      <text:p text:style-name="P43"><text:s text:c="3"/>I drank that, did the dishes cleaned the litter, talked to Hannah, figured out how to dispense hot water from the espresso machine, made an Americano, did kung-fu w/ Chuck on the porch, packed my bag, drove downtown.</text:p>
      <text:p text:style-name="P4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43"><text:s text:c="3"/>I was tired, packed up drums, said goodbye to the friends, went to the co-op, bought noodles, ginger ale, a plum, sat in the shade, ate, talked to Hannah. I drove to Meyers, talked to her again, went inside, got bugged by Stephen, got into Hannah’s car, rode to Ace, got a nut for her mic stand.</text:p>
      <text:p text:style-name="P74"><text:span text:style-name="T61"><text:s text:c="3"/>We went down to Downing, sat on the couch, looked at our phones, talked about keyboards, read from </text:span><text:span text:style-name="T60">The Artist’s Way</text:span><text:span text:style-name="T61">, cuddled, went to bed.</text:span></text:p>
      <text:p text:style-name="P43"/>
      <text:p text:style-name="P43">VII.XIII</text:p>
      <text:p text:style-name="P43"/>
      <text:p text:style-name="P74"><text:span text:style-name="T61">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43"/>
      <text:p text:style-name="P62"><text:span text:style-name="T61">We moved to a table, talked about pontooning, drove to Chipotle, picked up food, went to her house, parted ways. I talked with Kathryn in the yard about the video debating where the downbeat is in </text:span><text:span text:style-name="T87">Roll Out.</text:span><text:span text:style-name="T61"> I walked to Ingles, bought grapes, continued to Meyers, set the iMac up at the living room table, created the PCB for shortcut while eating a burrito, </text:span><text:soft-page-break/><text:span text:style-name="T61">took some breaks, eventually had switches, diodes, mcu pins, routing, reset button, graphics, text, mounting house and an error-free DRC.</text:span></text:p>
      <text:p text:style-name="P62"><text:span text:style-name="T61"><text:s text:c="3"/>I turned on the light in my bedroom, set up the MacBook air, transcribed entries, wrote.</text:span><text:span text:style-name="T31">939</text:span><text:span text:style-name="T61"> </text:span></text:p>
      <text:p text:style-name="P20"/>
      <text:p text:style-name="P44">VII.XIV</text:p>
      <text:p text:style-name="P44"/>
      <text:p text:style-name="P73"><text:span text:style-name="T61">I woke feeling very tired, sore even, eventually got up, ate some grapes, lay back down, mustered strength, left the house, walked to the bus stop just before the bridge.</text:span><text:span text:style-name="T31">1010</text:span><text:span text:style-name="T61"> I guess I also played Wordle (UNDID in four.) I do not understand why I feel so sore.</text:span></text:p>
      <text:p text:style-name="P73"><text:span text:style-name="T61"><text:s text:c="3"/>I walked across the bridge, sat at the next stop, did a chess puzzle, went up the hill, through downtown to the bank, deposited $40 in cash (LaZoom tips + Kevsitting,) and a $125 check from the bus, walked to High Five, ordered a drip/Spindrift, sat in the window for five secs, walked to the park, sat under a tree, checked my finances and my calendar, wrote.</text:span><text:span text:style-name="T31">1139</text:span><text:span text:style-name="T61"> </text:span><text:span text:style-name="T97">I can’t be</text:span><text:span text:style-name="T98"> I’m</text:span><text:span text:style-name="T61"> so excited to have three gigs coming up this weekend.</text:span></text:p>
      <text:p text:style-name="P4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61"><text:span text:style-name="T61"><text:s text:c="3"/>He drank some Coke, paid, walked to Meyers, laid on the bed, moved to the computer, transcribed, wrote.</text:span><text:span text:style-name="T31">230</text:span><text:span text:style-name="T61"> </text:span><text:span text:style-name="T67">He ordered the Shortcut PCB, started on the case design, laid in bed, drove to Mizu, ate beef udon, drove to the Hot Spot, bought a coffee, drove to Waterford Court. He chatted with Alex, greeted Charlie, got the rundown on taking care of </text:span><text:soft-page-break/><text:span text:style-name="T67">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60"><text:span text:style-name="T61">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61"> </text:span><text:span text:style-name="T68">He went into WoW, checked mail on all his toons, waved goodbye to Dookem accidentally, then everyone.</text:span><text:span text:style-name="T34">1140</text:span><text:span text:style-name="T68"> </text:span></text:p>
      <text:p text:style-name="P60"><text:span text:style-name="T68"><text:s text:c="3"/></text:span><text:span text:style-name="T69">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5">820</text:span><text:span text:style-name="T69"> </text:span></text:p>
      <text:p text:style-name="P60"><text:span text:style-name="T69"><text:s text:c="3"/></text:span><text:span text:style-name="T70">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6">1038</text:span><text:span text:style-name="T70"> </text:span></text:p>
      <text:p text:style-name="P24"/>
      <text:p text:style-name="P59"><text:span text:style-name="T70">v</text:span><text:span text:style-name="T61">ii.xvi</text:span></text:p>
      <text:p text:style-name="P25"/>
      <text:p text:style-name="P25"><text:soft-page-break/>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59"><text:span text:style-name="T61"><text:s text:c="3"/>Ross kissed Hannah goodbye, drove to Trammell, got high, played </text:span><text:span text:style-name="T87">Only Takes a Minute, Birds of a Feather, s</text:span><text:span text:style-name="T61">ome new cover, </text:span><text:span text:style-name="T87">Time is Infinite </text:span><text:span text:style-name="T61">with Ryan, Dulci, Kevin (on keys/LH Moog,) chatted in the yard w/ Fwuit, grabbed some pretzel dogs, drove to Meyers, talked to Hannah on the phone, who said she was wanting to have more of an arist’s life, went inside, opened a hop water, took off his tux, wrote.</text:span><text:span text:style-name="T31">1117</text:span><text:span text:style-name="T61"> </text:span></text:p>
      <text:p text:style-name="P26">vii.xvii</text:p>
      <text:p text:style-name="P27"/>
      <text:p text:style-name="P58"><text:span text:style-name="T61">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1">210</text:span><text:span text:style-name="T61"> </text:span></text:p>
      <text:p text:style-name="P58"><text:span text:style-name="T61"><text:s text:c="3"/></text:span><text:span text:style-name="T71">Ross did a 2D mockup of the third iteration of the Shortcut case, got dressed, </text:span><text:span text:style-name="T72">made a coffee,</text:span><text:span text:style-name="T71">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7">926</text:span><text:span text:style-name="T71"> </text:span></text:p>
      <text:p text:style-name="P58"><text:span text:style-name="T71"><text:s text:c="3"/></text:span><text:span text:style-name="T73">He did 2D case design, loaded it into OnShape, noted a couple desired changes, went to bed.</text:span></text:p>
      <text:p text:style-name="P28"/>
      <text:p text:style-name="P29">vii.xviii</text:p>
      <text:p text:style-name="P29"/>
      <text:p text:style-name="P57"><text:span text:style-name="T61">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1">1258</text:span><text:span text:style-name="T61"> </text:span></text:p>
      <text:p text:style-name="P57"><text:span text:style-name="T61"><text:s text:c="3"/></text:span><text:span text:style-name="T74">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56"><text:span text:style-name="T61">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1">337</text:span><text:span text:style-name="T61"> </text:span></text:p>
      <text:p text:style-name="P56"><text:span text:style-name="T61"><text:s text:c="3"/></text:span><text:span text:style-name="T75">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8">1133</text:span><text:span text:style-name="T75"> </text:span></text:p>
      <text:p text:style-name="P32"/>
      <text:p text:style-name="P55"><text:span text:style-name="T75">v</text:span><text:span text:style-name="T61">ii.xx</text:span></text:p>
      <text:p text:style-name="P33"/>
      <text:p text:style-name="P55"><text:span text:style-name="T61">Ross woke at ten, talked to Hannah, made coffee, flopped around in bed, eventually flashed a Rebound w/ Piframe, was baffled that it worked on the iMac but not Air.</text:span><text:span text:style-name="T31">126</text:span><text:span text:style-name="T61"> </text:span><text:span text:style-name="T76">He continued to rot as Hannah’s day got delayed, eventually ordering a pizza.</text:span><text:span text:style-name="T39">606</text:span><text:span text:style-name="T76"> </text:span></text:p>
      <text:p text:style-name="P55"><text:span text:style-name="T76"><text:s text:c="3"/></text:span><text:span text:style-name="T77">He ate, slowly realizing his pizza, despite having the correct vibes, was 4/6</text:span><text:span text:style-name="T40">th</text:span><text:span text:style-name="T77">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45">VII.XXI</text:p>
      <text:p text:style-name="P35"/>
      <text:p text:style-name="P45">Woke to the sound of Hannah’s alarms after dreams of touring ‘Virginia Tech’ in search of Adam Bolt, who had been appointed a designated entity by Donald Trump to provide an item that shortened a freshman quest. Maddy Schuler was there too.</text:p>
      <text:p text:style-name="P72"><text:soft-page-break/><text:span text:style-name="T61"><text:s text:c="3"/>I snuggled Hannah, made her a coffee, sat in the relocated blue chair, watched her stretch, used my laser vision to heal her. When she got in the shower, I made the middle bed, gathered belongings, ate some grapes, played Wordle (TIZZY in six,) hugged her goodbye, walked to Battle Cat, realizing I had forgotten my cup. I ordered an espresso/lime La Croix, drank on the porch, texted with Hannah.</text:span><text:span text:style-name="T31">956</text:span></text:p>
      <text:p text:style-name="P45"/>
      <text:p text:style-name="P54"><text:span text:style-name="T61">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1">158</text:span></text:p>
      <text:p text:style-name="P72"><text:span text:style-name="T61"><text:s text:c="3"/></text:span><text:span text:style-name="T85">Ross wrote in his notebook: </text:span><text:span text:style-name="T78">I did some case brainstorming,</text:span><text:span text:style-name="T85"> (a minimal design the exact width of the PCB just barely fits on the A1 plate.)</text:span><text:span text:style-name="T78">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1">733</text:span><text:span text:style-name="T78"> </text:span></text:p>
      <text:p text:style-name="P46"/>
      <text:p text:style-name="P53"><text:span text:style-name="T78">R</text:span><text:span text:style-name="T61">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1">1041</text:span><text:span text:style-name="T61"> </text:span><text:span text:style-name="T79">He shopped for switches/caps, decided on Keebio, bemoaned the total price, had the bright idea to search Walmart, made purchases, looked at his phone,</text:span><text:span text:style-name="T42">1252</text:span><text:span text:style-name="T79"> </text:span><text:span text:style-name="T80">took a bath.</text:span></text:p>
      <text:p text:style-name="P36"/>
      <text:p text:style-name="P47"><text:soft-page-break/></text:p>
      <text:p text:style-name="P36"/>
      <text:p text:style-name="P37"/>
      <text:p text:style-name="P38">vii.xxii</text:p>
      <text:p text:style-name="P37"/>
      <text:p text:style-name="P52"><text:span text:style-name="T61">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1">1215</text:span><text:span text:style-name="T61"> </text:span><text:span text:style-name="T81">which was a miscommunication.</text:span></text:p>
      <text:p text:style-name="P52"><text:span text:style-name="T81"><text:s text:c="3"/>He put clothes in his laundry basket, drank another coffee, made his bed, talked to Hannah on the phone for a while about the Ryan/Melissa problem, scoured Discord, </text:span><text:span text:style-name="T82">printed journal pages, </text:span><text:span text:style-name="T81">researched magnets, thought about Layercase redesign possibilities, a larger Shortcut, his business in general.</text:span><text:span text:style-name="T43">222</text:span><text:span text:style-name="T81"> </text:span></text:p>
      <text:p text:style-name="P51"><text:span text:style-name="T81"><text:s text:c="3"/></text:span><text:span text:style-name="T83">He wrote in his scratch notebook: </text:span><text:span text:style-name="T89">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47"><text:s text:c="3"/>Hannah came over after class. We talked, cuddled, pet cats. She decided to go home and I gave her directions. I laid on the bed with Ophelia for a while charging my phone, but, when she left, realized I wanted to be back on the couch.</text:p>
      <text:p text:style-name="P47"/>
      <text:p text:style-name="P47">VII.XXIII</text:p>
      <text:p text:style-name="P47"/>
      <text:p text:style-name="P47">I woke to early texts from Hannah &amp; Alex; Kevin wouldn’t be able to play Shakori. I soon got a call from her, told her everything woulc be alright, went back to sleep. First, actually, Merlin had woke me for food.</text:p>
      <text:p text:style-name="P50"><text:span text:style-name="T87"><text:s text:c="3"/>I slept til 1130, found beans, boiled water, ground the beans, fed Chester, started a French press, went outside, charged my phone, sat at the table with Chester, wrote, poured coffee.</text:span><text:span text:style-name="T20">1203</text:span><text:span text:style-name="T87"> I also played Wordle (WATER in five) and forgot to mention the main thing I did yesterday was finally </text:span><text:soft-page-break/><text:span text:style-name="T87">successfully visualize how to design a stury 3DP Shortcut case for a smaller printer.</text:span></text:p>
      <text:p text:style-name="P50"><text:span text:style-name="T87"><text:s text:c="3"/>I brought in the trash, checked the mail, ate a banana, continued to drink coffee, visualized my afternoon.</text:span><text:span text:style-name="T20">1256</text:span></text:p>
      <text:p text:style-name="P50"><text:span text:style-name="T87"><text:s text:c="3"/>I went to put on clean clothes from the dryer, but they were hella damp, so I put that on for another hour, grabbed </text:span><text:span text:style-name="T90">On Quality</text:span><text:span text:style-name="T87">, finished that. I sat in the sun for a moment, thought about how Danny’s 3D prints use long bolts insterted from underneath. He said essentially that one just threads them into a 1.9mm hole.</text:span></text:p>
      <text:p text:style-name="P4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47"/>
      <text:p text:style-name="P47">VII.XXIV</text:p>
      <text:p text:style-name="P47"/>
      <text:p text:style-name="P50"><text:span text:style-name="T87">I dreamed of being in weird Philly houses, then a back alley with 9</text:span><text:span text:style-name="T20">th</text:span><text:span text:style-name="T87">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50"><text:span text:style-name="T87"><text:s text:c="3"/>I played Wordle (QUAKE in three,) texted Hannah, started coffee, talked to her on the phone, sat on the floor.</text:span><text:span text:style-name="T20">1049</text:span></text:p>
      <text:p text:style-name="P47"/>
      <text:p text:style-name="P50"><text:span text:style-name="T61">Ross drank more coffee, checked the mail, cleaned the French press, watered potted plants, changed his </text:span><text:soft-page-break/><text:span text:style-name="T61">shirt, drove to Silverball, ate a half Dolly, continued to Meyers, opened his Keebio keycaps, transcribed journal entries.</text:span><text:span text:style-name="T31">324</text:span><text:span text:style-name="T61"> </text:span></text:p>
      <text:p text:style-name="P70"><text:span text:style-name="T61"><text:s text:c="3"/></text:span><text:span text:style-name="T86">From the scratch notebook: </text:span><text:span text:style-name="T84">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89"><text:s text:c="3"/>He left. I slowly said my goodbyes, drove to Waterford, got naked, ate like four packs of crackers, went to sleep.</text:p>
      <text:p text:style-name="P89"/>
      <text:p text:style-name="P90">VII.XXV</text:p>
      <text:p text:style-name="P90"/>
      <text:p text:style-name="P71"><text:span text:style-name="T61">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1">1211</text:span></text:p>
      <text:p text:style-name="P71"><text:span text:style-name="T61"><text:s text:c="3"/>I talked to Hannah, drank coffee, looked at my phone, watered the garden.</text:span><text:span text:style-name="T31">210</text:span></text:p>
      <text:p text:style-name="P90"><text:s text:c="3"/>I hung around the house, started researching 3D printers, wondering if the business might need a rebrand. Potential names I thought of include Hungry Cat, Sleepy Cat, 2Cat, Moss, Fwuit, Blackbear, Menu, Story, Chapter, 360, Mossberry, Clementine … Bagu?</text:p>
      <text:p text:style-name="P90"><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90"><text:s text:c="3"/>I drove to Waterford, looked into choc stabilizers, went to sleep.</text:p>
      <text:p text:style-name="P90"/>
      <text:p text:style-name="P90"><text:soft-page-break/>VII.XXV</text:p>
      <text:p text:style-name="P90"/>
      <text:p text:style-name="P90">My alarm went off at 9 and I snoozed it for ten minutes. I had a text from Steve asking about playing Aryuprana. I scooped liter, put dishes away, fed/watered, gathered belongings, played Wordle (HAUNT in five,) checked the mail, did chess puzzles, listened to a memo from Scott, got in the car, went to Exxon, got $10 in gas/coffee.</text:p>
      <text:p text:style-name="P71"><text:span text:style-name="T61"><text:s text:c="3"/>I drove to Hillcrest, let Myrtle out, ate blueberries, goulash, pizza, charged my phone, talked to my dad, wrote.</text:span><text:span text:style-name="T31">1131</text:span><text:span text:style-name="T61">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90"><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71"><text:span text:style-name="T61"><text:s text:c="3"/>I got into the hammock with Hannah, read a chapter of </text:span><text:span text:style-name="T60">Free Play</text:span><text:span text:style-name="T61">.</text:span></text:p>
      <text:p text:style-name="P90"><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90"><text:s text:c="3"/>We walked the trail, threw frisbee with Myrtle, got water from the fridge, went to bed.</text:p>
      <text:p text:style-name="P91">VII.XXVI</text:p>
      <text:p text:style-name="P90"/>
      <text:p text:style-name="P71"><text:span text:style-name="T61">Woke from dreams of hip-hop shows. Hannah made coffees. I walked down to the restroom, charged my phone, got my notebook, wrote.</text:span><text:span text:style-name="T31">924</text:span><text:span text:style-name="T61"> </text:span></text:p>
      <text:p text:style-name="P90"/>
      <text:p text:style-name="P83">From a random text file on Ross’s iMac via Nano in the terminal: </text:p>
      <text:p text:style-name="P84"><text:s text:c="3"/>We drove to Lucy in the Rye, ate. I sat on the corner with Myrtle while Hannah checked out the local outfitter. I drove us to Hannah's house, shuffled some things around, went to check on Merlin and Ophelia, then to Hillcrest.</text:p>
      <text:p text:style-name="P85"><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85"/>
      <text:p text:style-name="P85">VII.XXVIII</text:p>
      <text:p text:style-name="P85"/>
      <text:p text:style-name="P85">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85"/>
      <text:p text:style-name="P85"/>
      <text:p text:style-name="P86">VII.XXIX</text:p>
      <text:p text:style-name="P85"/>
      <text:p text:style-name="P68"><text:span text:style-name="T92">I woke around 9:30 after rocket ship dreams, did some 2D case mockup, struggled with Wordle (OMEGA in three.)</text:span><text:span text:style-name="T44">1253</text:span></text:p>
      <text:p text:style-name="P93"/>
      <text:p text:style-name="P69"><text:span text:style-name="T92">Back to the scratch notebook: </text:span><text:span text:style-name="T91">I did the case design for 634 in one go, collaborated w/ ChatGPT on some logos for Catnap, made a sandwich, opened a Cheerwine, found it disgusting.</text:span><text:span text:style-name="T22">615</text:span></text:p>
      <text:p text:style-name="P92"><text:s text:c="3"/>I painstakingly added switches and keycaps to the model of what I decided to call Double, researched ways to do it better using Discord/ChatGPT. I tried to sleep, but kept getting up to experiment with things.</text:p>
      <text:p text:style-name="P92"/>
      <text:p text:style-name="P92">VII.XXX</text:p>
      <text:p text:style-name="P92"/>
      <text:p text:style-name="P92">I did eventually sleep though and it made me very tired after dreams of working at a gas station, dealing with active shooters. I got up, let Myrtle out, ate blueberries/apple, started a load of laundry.</text:p>
      <text:p text:style-name="P87"/>
      <text:p text:style-name="P69"><text:span text:style-name="T96">Ross</text:span><text:span text:style-name="T92"> fed the cats, opened a bubbly water, made coffee, fed Myrtle, asked ChatGPT for help getting the journal git up to date on </text:span><text:span text:style-name="T96">his</text:span><text:span text:style-name="T92"> iMac, transcribed five days of entries,</text:span><text:span text:style-name="T44">1234</text:span><text:span text:style-name="T92"> </text:span><text:span text:style-name="T93">took a bath,</text:span><text:span text:style-name="T45">120</text:span><text:span text:style-name="T93"> </text:span><text:span text:style-name="T94">watched videos about force sensitive resistors for drum triggers,</text:span><text:span text:style-name="T46">150</text:span><text:span text:style-name="T94"> <text:s/></text:span><text:span text:style-name="T95">made a sandwich.</text:span></text:p>
      <text:p text:style-name="P69"><text:span text:style-name="T95"><text:s text:c="3"/></text:span><text:span text:style-name="T96">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95"><text:span text:style-name="T92">vii.xxxi</text:span></text:p>
      <text:p text:style-name="P96"><text:span text:style-name="T92"/></text:p>
      <text:p text:style-name="P96"><text:span text:style-name="T92">Ross woke, placed switches, went back to bed, got up around noon, placed diodes, found out about Asheville Makers thanks to ChatGPT, did some routing.</text:span><text:span text:style-name="T44">318</text:span><text:span text:style-name="T92"> <text:tab/><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31T15:20:24.283131736</dc:date>
    <meta:editing-duration>P276DT17H16M32S</meta:editing-duration>
    <meta:editing-cycles>1677</meta:editing-cycles>
    <meta:generator>LibreOffice/7.3.7.2$Linux_X86_64 LibreOffice_project/30$Build-2</meta:generator>
    <meta:print-date>2025-07-22T12:16:37.436670714</meta:print-date>
    <meta:document-statistic meta:table-count="0" meta:image-count="0" meta:object-count="0" meta:page-count="24" meta:paragraph-count="159" meta:word-count="6253" meta:character-count="35616" meta:non-whitespace-character-count="29226"/>
  </office:meta>
</office:document-meta>
</file>